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family-generic="system" style:font-pitch="variable"/>
    <style:font-face style:name="Source Sans Pro Semibold" svg:font-family="'Source Sans Pro Semibold'" style:font-family-generic="roman" style:font-pitch="variable"/>
  </office:font-face-decls>
  <office:automatic-styles>
    <style:style style:name="P1" style:family="paragraph" style:parent-style-name="Standard">
      <style:text-properties style:font-name="Liberation Sans1" officeooo:rsid="0013b9a4" officeooo:paragraph-rsid="00159da8"/>
    </style:style>
    <style:style style:name="P2" style:family="paragraph" style:parent-style-name="Standard">
      <style:text-properties style:font-name="Liberation Sans1" officeooo:rsid="00159da8" officeooo:paragraph-rsid="00159da8"/>
    </style:style>
    <style:style style:name="T1" style:family="text">
      <style:text-properties officeooo:rsid="0013fe82"/>
    </style:style>
    <style:style style:name="T2" style:family="text">
      <style:text-properties officeooo:rsid="00159da8"/>
    </style:style>
    <style:style style:name="T3" style:family="text">
      <style:text-properties officeooo:rsid="00162921"/>
    </style:style>
    <style:style style:name="T4" style:family="text">
      <style:text-properties officeooo:rsid="0016b8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od Morning/Afternoon Mrs Luxford and Class. Today I am presenting my analysis of the issue of methamphetamine abuse through the see judge act framework. This framework is a way to look at ethical issues objectively and to create solutions to these problems in society. Using this framework we will start with part 1: See. The first step in the process is to identify the issue in question.</text:p>
      <text:p text:style-name="P1"/>
      <text:p text:style-name="P1"><text:span text:style-name="T1">The issue of methamphetamine is in the effects of taking the drug. It is a central nervous system stimulant giving people a high when they take it. This high can quickly become addictive causing repeated use. It also makes </text:span><text:span text:style-name="T2">people violent and/or non-functional members of society. This is clearly bad.</text:span></text:p>
      <text:p text:style-name="P1"/>
      <text:p text:style-name="P2">Drug use in Innisfail is very prevalent. Using population and crime statistics I found that in the past year 1.3% of Cassowary Coast residents have been charged with drug offences compared with 0.8% in Brisbane not including repeat offenders. <text:span text:style-name="T3">This </text:span><text:span text:style-name="T4">makes</text:span><text:span text:style-name="T3"> a very significant </text:span><text:span text:style-name="T4">impact on the communities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family-generic="system" style:font-pitch="variable"/>
    <style:font-face style:name="Source Sans Pro Semibold" svg:font-family="'Source Sans Pro Semibold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Liberation Sans2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U" style:letter-kerning="true" style:font-name-asian="Liberation Sans2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Source Sans Pro Black1" style:font-family-complex="'Source Sans Pro Black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 fo:text-align="center" style:justify-single-word="false"/>
      <style:text-properties fo:color="#1abc9c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Source Sans Pro Black1" style:font-family-complex="'Source Sans Pro Black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idnightblue_7e_LT_7e_Gliederung_20_1" style:display-name="Midnightblue~LT~Gliederung 1" style:family="paragraph">
      <style:paragraph-properties fo:margin-top="0in" fo:margin-bottom="0.1465in" style:contextual-spacing="false"/>
      <style:text-properties fo:color="#2c3e50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4pt" style:font-style-asian="normal" style:font-weight-asian="normal" style:font-name-complex="Source Sans Pro Black1" style:font-family-complex="'Source Sans Pro Black'" style:font-family-generic-complex="system" style:font-pitch-complex="variable" style:font-size-complex="12pt" style:text-emphasize="none"/>
    </style:style>
    <style:style style:name="Midnightblue_7e_LT_7e_Gliederung_20_2" style:display-name="Midnightblue~LT~Gliederung 2" style:family="paragraph" style:parent-style-name="Midnightblue_7e_LT_7e_Gliederung_20_1">
      <style:paragraph-properties fo:margin-top="0in" fo:margin-bottom="0.1181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>
      <style:paragraph-properties fo:margin-top="0in" fo:margin-bottom="0.0882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>
      <style:paragraph-properties fo:margin-top="0in" fo:margin-bottom="0.0591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9" style:display-name="Midnightblue~LT~Gliederung 9" style:family="paragraph" style:parent-style-name="Midnightblue_7e_LT_7e_Gliederung_20_8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Titel" style:display-name="Midnightblue~LT~Titel" style:family="paragraph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7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7pt" style:font-style-asian="normal" style:font-weight-asian="normal" style:font-name-complex="Source Sans Pro Black1" style:font-family-complex="'Source Sans Pro Black'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>
      <style:paragraph-properties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Source Sans Pro Black1" style:font-family-complex="'Source Sans Pro Black'" style:font-family-generic-complex="system" style:font-pitch-complex="variable" style:font-size-complex="12pt" style:text-emphasize="none"/>
    </style:style>
    <style:style style:name="Midnightblue_7e_LT_7e_Notizen" style:display-name="Midnightblu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Source Sans Pro Black1" style:font-family-complex="'Source Sans Pro Black'" style:font-family-generic-complex="system" style:font-pitch-complex="variable" style:font-size-complex="12pt" style:text-emphasize="none"/>
    </style:style>
    <style:style style:name="Midnightblue_7e_LT_7e_Hintergrundobjekte" style:display-name="Midnightblue~LT~Hintergrundobjekte" style:family="paragraph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Liberation Sans2" style:font-family-asian="'Liberation Sans'" style:font-family-generic-asian="system" style:font-pitch-asian="variable" style:font-size-asian="18pt" style:font-weight-asian="normal" style:font-name-complex="Source Sans Pro Black1" style:font-family-complex="'Source Sans Pro Black'" style:font-family-generic-complex="system" style:font-pitch-complex="variable" style:font-size-complex="12pt"/>
    </style:style>
    <style:style style:name="Midnightblue_7e_LT_7e_Hintergrund" style:display-name="Midnightblue~LT~Hintergrund" style:family="paragraph">
      <style:text-properties style:font-name="Source Sans Pro" fo:font-family="'Source Sans Pro'" style:font-family-generic="roman" style:font-pitch="variable" fo:font-size="12pt" style:letter-kerning="true" style:font-name-asian="Liberation Sans2" style:font-family-asian="'Liberation Sans'" style:font-family-generic-asian="system" style:font-pitch-asian="variable" style:font-size-asian="12pt" style:font-name-complex="Source Sans Pro Black1" style:font-family-complex="'Source Sans Pro Black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 style:font-name-complex="Source Sans Pro Black1" style:font-family-complex="'Source Sans Pro Black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Liberation Sans2" style:font-family-asian="'Liberation Sans'" style:font-family-generic-asian="system" style:font-pitch-asian="variable" style:font-size-asian="18pt" style:font-weight-asian="normal" style:font-name-complex="Source Sans Pro Black1" style:font-family-complex="'Source Sans Pro Black'" style:font-family-generic-complex="system" style:font-pitch-complex="variable" style:font-size-complex="12pt"/>
    </style:style>
    <style:style style:name="Background" style:family="paragraph">
      <style:text-properties style:font-name="Source Sans Pro" fo:font-family="'Source Sans Pro'" style:font-family-generic="roman" style:font-pitch="variable" fo:font-size="12pt" style:letter-kerning="true" style:font-name-asian="Liberation Sans2" style:font-family-asian="'Liberation Sans'" style:font-family-generic-asian="system" style:font-pitch-asian="variable" style:font-size-asian="12pt" style:font-name-complex="Source Sans Pro Black1" style:font-family-complex="'Source Sans Pro Black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Source Sans Pro Black1" style:font-family-complex="'Source Sans Pro Black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in" fo:margin-bottom="0.1465in" style:contextual-spacing="false"/>
      <style:text-properties fo:color="#2c3e50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4pt" style:font-style-asian="normal" style:font-weight-asian="normal" style:font-name-complex="Source Sans Pro Black1" style:font-family-complex="'Source Sans Pro Black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in" fo:margin-bottom="0.1181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in" fo:margin-bottom="0.0882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in" fo:margin-bottom="0.0591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in" fo:margin-bottom="0.0299in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Default_20_Drawing_20_Style">
      <style:paragraph-properties fo:margin-top="0in" fo:margin-bottom="0in" style:contextual-spacing="false" style:line-height-at-least="0.139in"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Default_20_Drawing_20_Style">
      <style:paragraph-properties fo:margin-top="0in" fo:margin-bottom="0in" style:contextual-spacing="false" style:line-height-at-least="0.139in"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>
      <style:paragraph-properties fo:margin-top="0in" fo:margin-bottom="0in" style:contextual-spacing="false" style:line-height-at-least="0.139in"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>
      <style:paragraph-properties fo:margin-top="0in" fo:margin-bottom="0in" style:contextual-spacing="false" style:line-height-at-least="0.139in"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idnightblue1_7e_LT_7e_Gliederung_20_1" style:display-name="Midnightblue1~LT~Gliederung 1" style:family="paragraph">
      <style:paragraph-properties fo:margin-top="0in" fo:margin-bottom="0.090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5pt" style:font-style-asian="normal" style:font-weight-asian="normal" style:font-name-complex="Source Sans Pro Black1" style:font-family-complex="'Source Sans Pro Black'" style:font-family-generic-complex="system" style:font-pitch-complex="variable" style:font-size-complex="12pt" style:text-emphasize="none"/>
    </style:style>
    <style:style style:name="Midnightblue1_7e_LT_7e_Gliederung_20_2" style:display-name="Midnightblue1~LT~Gliederung 2" style:family="paragraph" style:parent-style-name="Midnightblue1_7e_LT_7e_Gliederung_20_1">
      <style:paragraph-properties fo:margin-top="0in" fo:margin-bottom="0.1181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3" style:display-name="Midnightblue1~LT~Gliederung 3" style:family="paragraph" style:parent-style-name="Midnightblue1_7e_LT_7e_Gliederung_20_2">
      <style:paragraph-properties fo:margin-top="0in" fo:margin-bottom="0.0882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4" style:display-name="Midnightblue1~LT~Gliederung 4" style:family="paragraph" style:parent-style-name="Midnightblue1_7e_LT_7e_Gliederung_20_3">
      <style:paragraph-properties fo:margin-top="0in" fo:margin-bottom="0.0591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5" style:display-name="Midnightblue1~LT~Gliederung 5" style:family="paragraph" style:parent-style-name="Midnightblue1_7e_LT_7e_Gliederung_20_4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6" style:display-name="Midnightblue1~LT~Gliederung 6" style:family="paragraph" style:parent-style-name="Midnightblue1_7e_LT_7e_Gliederung_20_5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7" style:display-name="Midnightblue1~LT~Gliederung 7" style:family="paragraph" style:parent-style-name="Midnightblue1_7e_LT_7e_Gliederung_20_6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8" style:display-name="Midnightblue1~LT~Gliederung 8" style:family="paragraph" style:parent-style-name="Midnightblue1_7e_LT_7e_Gliederung_20_7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9" style:display-name="Midnightblue1~LT~Gliederung 9" style:family="paragraph" style:parent-style-name="Midnightblue1_7e_LT_7e_Gliederung_20_8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Titel" style:display-name="Midnightblue1~LT~Titel" style:family="paragraph">
      <style:paragraph-properties fo:line-height="150%" fo:text-align="center" style:justify-single-word="false"/>
      <style:text-properties fo:color="#ffffff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7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7pt" style:font-style-asian="normal" style:font-weight-asian="normal" style:font-name-complex="Source Sans Pro Black1" style:font-family-complex="'Source Sans Pro Black'" style:font-family-generic-complex="system" style:font-pitch-complex="variable" style:font-size-complex="12pt" style:text-emphasize="none"/>
    </style:style>
    <style:style style:name="Midnightblue1_7e_LT_7e_Untertitel" style:display-name="Midnightblue1~LT~Unter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2pt" style:font-style-asian="normal" style:font-weight-asian="normal" style:font-name-complex="Source Sans Pro Black1" style:font-family-complex="'Source Sans Pro Black'" style:font-family-generic-complex="system" style:font-pitch-complex="variable" style:font-size-complex="12pt" style:text-emphasize="none"/>
    </style:style>
    <style:style style:name="Midnightblue1_7e_LT_7e_Notizen" style:display-name="Midnightblue1~LT~Notizen" style:family="paragraph">
      <style:paragraph-properties fo:margin-left="0.2362in" fo:margin-right="0in" fo:text-indent="-0.2362in" style:auto-text-indent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Source Sans Pro Black1" style:font-family-complex="'Source Sans Pro Black'" style:font-family-generic-complex="system" style:font-pitch-complex="variable" style:font-size-complex="12pt" style:text-emphasize="none"/>
    </style:style>
    <style:style style:name="Midnightblue1_7e_LT_7e_Hintergrundobjekte" style:display-name="Midnightblue1~LT~Hintergrundobjekte" style:family="paragraph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Liberation Sans2" style:font-family-asian="'Liberation Sans'" style:font-family-generic-asian="system" style:font-pitch-asian="variable" style:font-size-asian="18pt" style:font-weight-asian="normal" style:font-name-complex="Source Sans Pro Black1" style:font-family-complex="'Source Sans Pro Black'" style:font-family-generic-complex="system" style:font-pitch-complex="variable" style:font-size-complex="12pt"/>
    </style:style>
    <style:style style:name="Midnightblue1_7e_LT_7e_Hintergrund" style:display-name="Midnightblue1~LT~Hintergrund" style:family="paragraph">
      <style:text-properties style:font-name="Source Sans Pro" fo:font-family="'Source Sans Pro'" style:font-family-generic="roman" style:font-pitch="variable" fo:font-size="12pt" style:letter-kerning="true" style:font-name-asian="Liberation Sans2" style:font-family-asian="'Liberation Sans'" style:font-family-generic-asian="system" style:font-pitch-asian="variable" style:font-size-asian="12pt" style:font-name-complex="Source Sans Pro Black1" style:font-family-complex="'Source Sans Pro Black'" style:font-family-generic-complex="system" style:font-pitch-complex="variable" style:font-size-complex="12pt"/>
    </style:style>
    <style:style style:name="Midnightblue2_7e_LT_7e_Gliederung_20_1" style:display-name="Midnightblue2~LT~Gliederung 1" style:family="paragraph">
      <style:paragraph-properties fo:margin-top="0in" fo:margin-bottom="0.090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5pt" style:font-style-asian="normal" style:font-weight-asian="normal" style:font-name-complex="Source Sans Pro Black1" style:font-family-complex="'Source Sans Pro Black'" style:font-family-generic-complex="system" style:font-pitch-complex="variable" style:font-size-complex="12pt" style:text-emphasize="none"/>
    </style:style>
    <style:style style:name="Midnightblue2_7e_LT_7e_Gliederung_20_2" style:display-name="Midnightblue2~LT~Gliederung 2" style:family="paragraph" style:parent-style-name="Midnightblue2_7e_LT_7e_Gliederung_20_1">
      <style:paragraph-properties fo:margin-top="0in" fo:margin-bottom="0.1181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3" style:display-name="Midnightblue2~LT~Gliederung 3" style:family="paragraph" style:parent-style-name="Midnightblue2_7e_LT_7e_Gliederung_20_2">
      <style:paragraph-properties fo:margin-top="0in" fo:margin-bottom="0.0882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4" style:display-name="Midnightblue2~LT~Gliederung 4" style:family="paragraph" style:parent-style-name="Midnightblue2_7e_LT_7e_Gliederung_20_3">
      <style:paragraph-properties fo:margin-top="0in" fo:margin-bottom="0.0591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5" style:display-name="Midnightblue2~LT~Gliederung 5" style:family="paragraph" style:parent-style-name="Midnightblue2_7e_LT_7e_Gliederung_20_4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6" style:display-name="Midnightblue2~LT~Gliederung 6" style:family="paragraph" style:parent-style-name="Midnightblue2_7e_LT_7e_Gliederung_20_5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7" style:display-name="Midnightblue2~LT~Gliederung 7" style:family="paragraph" style:parent-style-name="Midnightblue2_7e_LT_7e_Gliederung_20_6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8" style:display-name="Midnightblue2~LT~Gliederung 8" style:family="paragraph" style:parent-style-name="Midnightblue2_7e_LT_7e_Gliederung_20_7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9" style:display-name="Midnightblue2~LT~Gliederung 9" style:family="paragraph" style:parent-style-name="Midnightblue2_7e_LT_7e_Gliederung_20_8">
      <style:paragraph-properties fo:margin-top="0in" fo:margin-bottom="0.0299in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Titel" style:display-name="Midnightblue2~LT~Titel" style:family="paragraph">
      <style:paragraph-properties style:line-height-at-least="0.139in" fo:text-align="center" style:justify-single-word="false"/>
      <style:text-properties fo:color="#2c3e50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7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7pt" style:font-style-asian="normal" style:font-weight-asian="normal" style:font-name-complex="Source Sans Pro Black1" style:font-family-complex="'Source Sans Pro Black'" style:font-family-generic-complex="system" style:font-pitch-complex="variable" style:font-size-complex="12pt" style:text-emphasize="none"/>
    </style:style>
    <style:style style:name="Midnightblue2_7e_LT_7e_Untertitel" style:display-name="Midnightblue2~LT~Unter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2pt" style:font-style-asian="normal" style:font-weight-asian="normal" style:font-name-complex="Source Sans Pro Black1" style:font-family-complex="'Source Sans Pro Black'" style:font-family-generic-complex="system" style:font-pitch-complex="variable" style:font-size-complex="12pt" style:text-emphasize="none"/>
    </style:style>
    <style:style style:name="Midnightblue2_7e_LT_7e_Notizen" style:display-name="Midnightblue2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Source Sans Pro Black1" style:font-family-complex="'Source Sans Pro Black'" style:font-family-generic-complex="system" style:font-pitch-complex="variable" style:font-size-complex="12pt" style:text-emphasize="none"/>
    </style:style>
    <style:style style:name="Midnightblue2_7e_LT_7e_Hintergrundobjekte" style:display-name="Midnightblue2~LT~Hintergrundobjekte" style:family="paragraph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Liberation Sans2" style:font-family-asian="'Liberation Sans'" style:font-family-generic-asian="system" style:font-pitch-asian="variable" style:font-size-asian="18pt" style:font-weight-asian="normal" style:font-name-complex="Source Sans Pro Black1" style:font-family-complex="'Source Sans Pro Black'" style:font-family-generic-complex="system" style:font-pitch-complex="variable" style:font-size-complex="12pt"/>
    </style:style>
    <style:style style:name="Midnightblue2_7e_LT_7e_Hintergrund" style:display-name="Midnightblue2~LT~Hintergrund" style:family="paragraph">
      <style:text-properties style:font-name="Source Sans Pro" fo:font-family="'Source Sans Pro'" style:font-family-generic="roman" style:font-pitch="variable" fo:font-size="12pt" style:letter-kerning="true" style:font-name-asian="Liberation Sans2" style:font-family-asian="'Liberation Sans'" style:font-family-generic-asian="system" style:font-pitch-asian="variable" style:font-size-asian="12pt" style:font-name-complex="Source Sans Pro Black1" style:font-family-complex="'Source Sans Pro Black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0:07:23.178233154</meta:creation-date>
    <dc:date>2022-10-26T10:58:19.908546546</dc:date>
    <meta:editing-duration>PT8M54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3" meta:word-count="165" meta:character-count="990" meta:non-whitespace-character-count="827"/>
  </office:meta>
</office:document-meta>
</file>